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467000042C52FBC87EE.svm"/>
  <manifest:file-entry manifest:media-type="" manifest:full-path="Pictures/2000000700002467000042C5905254B5.svm"/>
  <manifest:file-entry manifest:media-type="" manifest:full-path="Pictures/2000000700002467000042C5CA79D3B0.svm"/>
  <manifest:file-entry manifest:media-type="" manifest:full-path="Pictures/2000000700002467000042C50A9749EB.svm"/>
  <manifest:file-entry manifest:media-type="" manifest:full-path="Pictures/2000000700005733000030AFDF54FA5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color="#000000" style:font-name="Times New Roman" fo:font-size="15pt" style:font-name-asian="Calibri" style:font-size-asian="15pt" style:font-name-complex="Calibri" style:font-size-complex="15pt"/>
    </style:style>
    <style:style style:name="P6" style:family="paragraph" style:parent-style-name="Standard">
      <style:paragraph-properties fo:text-align="justify" style:justify-single-word="false"/>
      <style:text-properties fo:font-size="15pt" style:text-underline-style="none" style:font-size-asian="15pt" style:font-size-complex="15pt"/>
    </style:style>
    <style:style style:name="P7" style:family="paragraph" style:parent-style-name="Standard">
      <style:paragraph-properties fo:text-align="justify" style:justify-single-word="false" fo:break-before="pag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justify" style:justify-single-word="false" fo:break-before="page"/>
      <style:text-properties fo:color="#000000" style:font-name="Times New Roman" fo:font-size="16pt" style:text-underline-style="solid" style:text-underline-width="auto" style:text-underline-color="font-color" style:font-name-asian="Calibri" style:font-size-asian="16pt" style:font-name-complex="Calibri" style:font-size-complex="16pt"/>
    </style:style>
    <style:style style:name="P9" style:family="paragraph" style:parent-style-name="Text_20_body">
      <style:text-properties fo:language="fr" fo:country="FR"/>
    </style:style>
    <style:style style:name="P10" style:family="paragraph" style:parent-style-name="Text_20_body">
      <style:paragraph-properties fo:text-align="justify" style:justify-single-word="false"/>
      <style:text-properties fo:font-size="14pt" fo:font-weight="bold" style:font-size-asian="14pt" style:font-size-complex="14pt"/>
    </style:style>
    <style:style style:name="P11" style:family="paragraph" style:parent-style-name="Standard">
      <style:paragraph-properties fo:text-align="justify" style:justify-single-word="false"/>
      <style:text-properties fo:language="fr" fo:country="FR"/>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000000" style:font-name="Times New Roman" fo:font-size="15pt" style:font-name-asian="Calibri" style:font-size-asian="15pt" style:font-name-complex="Calibri" style:font-size-complex="15pt"/>
    </style:style>
    <style:style style:name="P14" style:family="paragraph" style:parent-style-name="Standard">
      <style:paragraph-properties fo:text-align="justify" style:justify-single-word="false" fo:break-before="page"/>
    </style:style>
    <style:style style:name="T1" style:family="text">
      <style:text-properties style:text-underline-style="none"/>
    </style:style>
    <style:style style:name="T2" style:family="text">
      <style:text-properties fo:color="#000000" style:font-name="Times New Roman" style:font-name-asian="Calibri" style:font-name-complex="Calibri"/>
    </style:style>
    <style:style style:name="T3" style:family="text">
      <style:text-properties fo:color="#000000" style:font-name="Times New Roman" fo:font-size="15pt" style:font-name-asian="Calibri" style:font-size-asian="15pt" style:font-name-complex="Calibri" style:font-size-complex="15pt"/>
    </style:style>
    <style:style style:name="T4" style:family="text">
      <style:text-properties fo:language="fr" fo:country="FR"/>
    </style:style>
    <style:style style:name="T5" style:family="text">
      <style:text-properties fo:language="fr" fo:country="FR"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IHM :</text:p>
      <text:p text:style-name="P1"/>
      <text:p text:style-name="P1">Répertorier les lieux</text:p>
      <text:p text:style-name="P2"/>
      <text:p text:style-name="P2"/>
      <text:p text:style-name="P2"/>
      <text:p text:style-name="P2"/>
      <text:p text:style-name="P2">fait par :</text:p>
      <text:p text:style-name="P2">Stéphane Viale</text:p>
      <text:p text:style-name="P2">Vincent Coppé</text:p>
      <text:p text:style-name="P2">Brice Graulier</text:p>
      <text:p text:style-name="P2">Barthélemy Passin-Cauneau</text:p>
      <text:p text:style-name="P2">Armand Boulanger</text:p>
      <text:p text:style-name="P2"/>
      <text:p text:style-name="P2"/>
      <text:p text:style-name="P4">Contenu attendu dans le rapport :</text:p>
      <text:p text:style-name="P10">Rapport</text:p>
      <text:p text:style-name="P9">Le rapport doit contenir les informations suivantes (~10 pages pour la version JavaFX, hors annexes): </text:p>
      <text:p text:style-name="P9"><text:bookmark text:name="yui_3_17_2_1_1551708475676_136"/><text:bookmark text:name="yui_3_17_2_1_1551708475676_137"/>- Présentation du contexte usage de l'application, utilisateurs ciblées (voir "personnas"), et la liste de scénarios couverts par l'application</text:p>
      <text:p text:style-name="P9">- Synthèse d'applications similaires existentes dans le marché</text:p>
      <text:p text:style-name="P9">- Illustrations de choix dans la conception initiale (prototype papier et Balsmique) et l'évolution vers l'application finale (prototype fonctionnel en JavaFX). Veuillez expliquer les changements de choix de conception entre les versions du prototype ;</text:p>
      <text:p text:style-name="P9">- Justification des choix de conceptions par rapport aux besoins des utilisateurs (comment vous justifiez l'utilisabilité de la solution proposé), </text:p>
      <text:p text:style-name="P9">- Bilan, état du développement, difficultés rencontrées. </text:p>
      <text:p text:style-name="P4"/>
      <text:p text:style-name="P7"><text:span text:style-name="T1"><text:tab/></text:span>I) Présentation</text:p>
      <text:p text:style-name="P3"/>
      <text:p text:style-name="P6">Notre application GéoResto a pour but de <text:span text:style-name="T2">répertorier les sites de vente de repas, triés par label les définissant (distance, prix, type de cuisine) permettant de laisser des avis et des notes sur ces sites grâce aux utilisateurs de la plate-forme. De plus, on retrouve un historique de nos achats, une carte de nos restaurants favoris et des notes personnelles sur les établissements fréquentés ou à fréquenter. </text:span>Grâce à notre système de recherche, notre logiciel s'adresse à un large type d'utilisateurs tels que :</text:p>
      <text:p text:style-name="P5"><draw:frame draw:style-name="fr1" draw:name="images1" text:anchor-type="paragraph" svg:x="-2cm" svg:y="0.476cm" svg:width="20.999cm" svg:height="11.725cm" draw:z-index="0"><draw:image xlink:href="Pictures/2000000700005733000030AFDF54FA57.svm" xlink:type="simple" xlink:show="embed" xlink:actuate="onLoad"/></draw:frame></text:p>
      <text:p text:style-name="P5"/>
      <text:p text:style-name="P5"/>
      <text:p text:style-name="P5"/>
      <text:p text:style-name="P5">On voit ici qu'avec ces personnas, notre application sera utilisée de manière très différentes et notre logiciel se doit être utilisé par tout le monde : certains voudront manger plus ou moins cher, dans des lieux bien côtés ou non, selon un type de repas servit etc.</text:p>
      <text:p text:style-name="P5">C'est pour cela que nous avons imaginé différents scénarios possibles lors de l'utilisation de notre logiciel :</text:p>
      <text:p text:style-name="P5"><draw:frame draw:style-name="fr1" draw:name="images3" text:anchor-type="paragraph" svg:x="9.952cm" svg:y="0.099cm" svg:width="7.001cm" svg:height="12.839cm" draw:z-index="1"><draw:image xlink:href="Pictures/2000000700002467000042C50A9749EB.svm" xlink:type="simple" xlink:show="embed" xlink:actuate="onLoad"/></draw:frame><draw:frame draw:style-name="fr1" draw:name="images2" text:anchor-type="paragraph" svg:x="-0.06cm" svg:y="0.065cm" svg:width="6.996cm" svg:height="12.839cm" draw:z-index="3"><draw:image xlink:href="Pictures/2000000700002467000042C5905254B5.svm" xlink:type="simple" xlink:show="embed" xlink:actuate="onLoad"/></draw:frame><text:soft-page-break/></text:p>
      <text:p text:style-name="P5"><draw:frame draw:style-name="fr1" draw:name="images4" text:anchor-type="paragraph" svg:x="9.952cm" svg:y="11.859cm" svg:width="7.001cm" svg:height="12.839cm" draw:z-index="2"><draw:image xlink:href="Pictures/2000000700002467000042C52FBC87EE.svm" xlink:type="simple" xlink:show="embed" xlink:actuate="onLoad"/></draw:frame></text:p>
      <text:p text:style-name="P5"/>
      <text:p text:style-name="P12"><draw:frame draw:style-name="fr1" draw:name="images5" text:anchor-type="paragraph" svg:x="-0.06cm" svg:y="0.392cm" svg:width="7.001cm" svg:height="12.839cm" draw:z-index="4"><draw:image xlink:href="Pictures/2000000700002467000042C5CA79D3B0.svm" xlink:type="simple" xlink:show="embed" xlink:actuate="onLoad"/></draw:frame><text:span text:style-name="T3"/></text:p>
      <text:p text:style-name="P14"><text:span text:style-name="T3">Actuellement, nous pouvons retrouver sur le marché beaucoup d'autres applications recensant les lieux de consommation à proximité comme Yelp, LaFourchette, AlloResto et bien d'autres.</text:span></text:p>
      <text:p text:style-name="P11"/>
      <text:p text:style-name="P7"><text:span text:style-name="T5"><text:tab/></text:span><text:span text:style-name="T4">II) Conception</text:span></text:p>
      <text:p text:style-name="P5"/>
      <text:p text:style-name="P5">Dès le début nous avons pris le temps de discuter et imaginer l'application que nous voulions créer pour ainsi avoir un résultat sur Balzamiq qui corresponde à nos attentes. Ainsi le développement a pu se faire sans faire de gros changements dans nos plans de base : nous avons pu en grande partie respecter les premiers croquis et idées que l'on avaient au début du projet.</text:p>
      <text:p text:style-name="P5"/>
      <text:p text:style-name="P5">Si certaines fenêtres ou fonctionnalités n'ont au final pas été implémentées c'est que l'on a jugé que ces dernières étaient inutiles</text:p>
      <text:p text:style-name="P8"><text:span text:style-name="T5"><text:tab/></text:span><text:span text:style-name="T4">III) Bi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thélemy Passin-Cauneau</meta:initial-creator>
    <meta:creation-date>2019-03-04T15:05:42.65</meta:creation-date>
    <dc:date>2019-03-10T16:59:04.99</dc:date>
    <dc:creator>Barthélemy Passin-Cauneau</dc:creator>
    <meta:editing-duration>PT2H33M57S</meta:editing-duration>
    <meta:editing-cycles>7</meta:editing-cycles>
    <meta:generator>OpenOffice/4.1.5$Win32 OpenOffice.org_project/415m1$Build-9789</meta:generator>
    <meta:document-statistic meta:table-count="0" meta:image-count="5" meta:object-count="0" meta:page-count="6" meta:paragraph-count="25" meta:word-count="397" meta:character-count="2563"/>
  </office:meta>
</office:document-meta>
</file>